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19"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1" style:family="paragraph" style:parent-style-name="Table_20_Contents">
      <style:text-properties style:font-name="Garamond" fo:font-size="10pt" officeooo:rsid="0037b461" officeooo:paragraph-rsid="0037b461"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3b8093" officeooo:paragraph-rsid="003b8093" style:font-size-asian="10pt" style:font-size-complex="10pt"/>
    </style:style>
    <style:style style:name="P23" style:family="paragraph" style:parent-style-name="Table_20_Contents">
      <style:text-properties style:font-name="Garamond" fo:font-size="10pt" officeooo:rsid="00406429" officeooo:paragraph-rsid="00406429"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7" style:family="paragraph" style:parent-style-name="Table_20_Contents">
      <style:text-properties style:font-name="Garamond" fo:font-size="12pt" style:font-size-asian="12pt" style:font-size-complex="12pt"/>
    </style:style>
    <style:style style:name="P28" style:family="paragraph" style:parent-style-name="Table_20_Contents">
      <style:text-properties style:font-name="Garamond" fo:font-size="12pt" officeooo:rsid="00223a58" officeooo:paragraph-rsid="00223a58" style:font-size-asian="12pt" style:font-size-complex="12pt"/>
    </style:style>
    <style:style style:name="P29" style:family="paragraph" style:parent-style-name="Table_20_Contents">
      <style:text-properties style:font-name="Garamond" fo:font-size="12pt" officeooo:rsid="002abbab" officeooo:paragraph-rsid="002abbab" style:font-size-asian="12pt" style:font-size-complex="12pt"/>
    </style:style>
    <style:style style:name="P30"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1" style:family="paragraph" style:parent-style-name="Standard">
      <style:paragraph-properties fo:text-align="justify" style:justify-single-word="false"/>
      <style:text-properties style:font-name="Garamond" fo:font-size="10pt" officeooo:rsid="001c7aeb" officeooo:paragraph-rsid="001c7aeb" style:font-size-asian="10pt" style:font-size-complex="10pt"/>
    </style:style>
    <style:style style:name="P32" style:family="paragraph" style:parent-style-name="Standard">
      <style:paragraph-properties fo:text-align="justify" style:justify-single-word="false"/>
      <style:text-properties style:font-name="Garamond" fo:font-size="10pt" officeooo:rsid="001c7aeb" officeooo:paragraph-rsid="0041e0c7" style:font-size-asian="10pt" style:font-size-complex="10pt"/>
    </style:style>
    <style:style style:name="P33" style:family="paragraph" style:parent-style-name="Standard">
      <style:text-properties officeooo:paragraph-rsid="0041e0c7"/>
    </style:style>
    <style:style style:name="P34" style:family="paragraph" style:parent-style-name="Heading_20_1">
      <style:text-properties style:font-name="Garamond" fo:font-size="10pt" fo:font-weight="normal" style:font-size-asian="10pt" style:font-weight-asian="normal" style:font-size-complex="10pt" style:font-weight-complex="normal"/>
    </style:style>
    <style:style style:name="P35"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6" style:family="paragraph" style:parent-style-name="Heading_20_1">
      <style:text-properties style:font-name="Garamond" fo:font-size="10pt" style:font-size-asian="10pt" style:font-size-complex="10pt"/>
    </style:style>
    <style:style style:name="P3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38" style:family="paragraph" style:parent-style-name="Table_20_Contents">
      <style:paragraph-properties fo:text-align="justify" style:justify-single-word="false"/>
      <style:text-properties style:font-name="Garamond" fo:font-size="10pt" officeooo:rsid="001c7aeb" officeooo:paragraph-rsid="0041e0c7"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406429"/>
    </style:style>
    <style:style style:name="T10"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Project Name</text:p>
          </table:table-cell>
          <table:table-cell table:style-name="Table5.A1" office:value-type="string">
            <text:p text:style-name="P29">GetUP</text:p>
          </table:table-cell>
          <table:table-cell table:style-name="Table5.A1" office:value-type="string">
            <text:p text:style-name="P28">Project ID</text:p>
          </table:table-cell>
          <table:table-cell table:style-name="Table5.D1" office:value-type="string">
            <text:p text:style-name="P27"/>
          </table:table-cell>
        </table:table-row>
        <table:table-row>
          <table:table-cell table:style-name="Table5.A2" office:value-type="string">
            <text:p text:style-name="P28">Reviewer’s Name</text:p>
          </table:table-cell>
          <table:table-cell table:style-name="Table5.A2" office:value-type="string">
            <text:p text:style-name="P29">Gabriel Datiles</text:p>
          </table:table-cell>
          <table:table-cell table:style-name="Table5.A2" office:value-type="string">
            <text:p text:style-name="P28">Sprint No.</text:p>
          </table:table-cell>
          <table:table-cell table:style-name="Table5.D2" office:value-type="string">
            <text:p text:style-name="P29">1</text:p>
          </table:table-cell>
        </table:table-row>
        <table:table-row>
          <table:table-cell table:style-name="Table5.A2" office:value-type="string">
            <text:p text:style-name="P28">Review Date</text:p>
          </table:table-cell>
          <table:table-cell table:style-name="Table5.D2" table:number-columns-spanned="3" office:value-type="string">
            <text:p text:style-name="P29">January 28, 2020</text:p>
          </table:table-cell>
          <table:covered-table-cell/>
          <table:covered-table-cell/>
        </table:table-row>
        <table:table-row>
          <table:table-cell table:style-name="Table5.A2" office:value-type="string">
            <text:p text:style-name="P28">File Name</text:p>
            <text:p text:style-name="P13">(Source Code)</text:p>
          </table:table-cell>
          <table:table-cell table:style-name="Table5.D2" table:number-columns-spanned="3" office:value-type="string">
            <text:p text:style-name="P29"><text:span text:style-name="T9">Workout.vue</text:span> <text:span text:style-name="T8">(Delete Workout)</text:span></text:p>
          </table:table-cell>
          <table:covered-table-cell/>
          <table:covered-table-cell/>
        </table:table-row>
        <table:table-row>
          <table:table-cell table:style-name="Table5.A2" office:value-type="string">
            <text:p text:style-name="P28"/>
          </table:table-cell>
          <table:table-cell table:style-name="Table5.D2" table:number-columns-spanned="3" office:value-type="string">
            <text:p text:style-name="P29"/>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6">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19">Yes</text:p>
          </table:table-cell>
          <table:table-cell table:style-name="Table2.B2" office:value-type="string">
            <text:p text:style-name="P19">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19">Yes</text:p>
          </table:table-cell>
          <table:table-cell table:style-name="Table3.B2" office:value-type="string">
            <text:p text:style-name="P19">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19">Yes</text:p>
          </table:table-cell>
          <table:table-cell table:style-name="Table4.B2" office:value-type="string">
            <text:p text:style-name="P19">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8"/>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22"/>
          </table:table-cell>
        </table:table-row>
        <table:table-row>
          <table:table-cell table:style-name="Table4.B2" office:value-type="string">
            <text:p text:style-name="P17">Indentions are <text:span text:style-name="T6">4</text:span> spaces <text:span text:style-name="T10">or the equivalent in tabs.</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31">Comments are found at the top of the statement using ‘/* */’</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Exceptions are being handled appropriatel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Meaningful variable nam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Variable are initialized prior to us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Program statements are limited to one per lin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Parenthesis are used to remove operator precedence <text:span text:style-name="T4">ambiguity</text:span> and improve code readabilit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Meaningful error messag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
      <text:h text:style-name="P35" text:outline-level="1"><text:soft-page-break/></text:h>
      <text:h text:style-name="P35" text:outline-level="1"/>
      <text:h text:style-name="P35"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5">List of Method Signature</text:p>
          </table:table-cell>
          <table:table-cell table:style-name="Table1.A1" table:number-columns-spanned="2" office:value-type="string">
            <text:p text:style-name="P25">Modularity</text:p>
          </table:table-cell>
          <table:covered-table-cell/>
          <table:table-cell table:style-name="Table1.D1" table:number-rows-spanned="2" office:value-type="string">
            <text:p text:style-name="P25">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3">GetImageUrl</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1"/>
          </table:table-cell>
        </table:table-row>
        <table:table-row>
          <table:table-cell table:style-name="Table1.B2" office:value-type="string">
            <text:p text:style-name="P23">deleteWorkout</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1"/>
          </table:table-cell>
        </table:table-row>
      </table:table>
      <text:p text:style-name="P9"/>
      <text:h text:style-name="P34" text:outline-level="1"/>
      <text:h text:style-name="P34" text:outline-level="1"/>
      <text:p text:style-name="P8"/>
      <text:p text:style-name="P8"/>
      <text:p text:style-name="P8"/>
      <text:p text:style-name="P8"/>
      <text:h text:style-name="P36"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30T20:54:03.923984976</dc:date>
    <meta:print-date>2006-07-28T14:33:00</meta:print-date>
    <meta:editing-cycles>32</meta:editing-cycles>
    <meta:editing-duration>PT3H43M53S</meta:editing-duration>
    <meta:generator>LibreOffice/6.0.7.3$Linux_X86_64 LibreOffice_project/00m0$Build-3</meta:generator>
    <meta:document-statistic meta:table-count="5" meta:image-count="0" meta:object-count="0" meta:page-count="3" meta:paragraph-count="84" meta:word-count="395" meta:character-count="2373" meta:non-whitespace-character-count="2047"/>
  </office:meta>
</office:document-meta>
</file>